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FICHE Fournisseur : </text:span></text:p>
      <text:p text:style-name="P1"><text:span text:style-name="T2"/></text:p>
      <text:p text:style-name="P1"><text:span text:style-name="T2"/></text:p>
      <text:p text:style-name="P1"><text:span text:style-name="T3">IBM</text:span></text:p>
      <text:p text:style-name="P1"><text:span text:style-name="T4"/></text:p>
      <text:p text:style-name="P1"><text:span text:style-name="T4"/></text:p>
      <text:p text:style-name="P2"><text:span text:style-name="T4"/></text:p>
      <text:p text:style-name="P2"><text:span text:style-name="T5">@: unknow</text:span></text:p>
      <text:p text:style-name="P2"><text:span text:style-name="T5">Adresse postale : unknow</text:span></text:p>
      <text:p text:style-name="P2"><text:span text:style-name="T5">Téléphone : unknow</text:span></text:p>
      <text:p text:style-name="P2"><text:span text:style-name="T6"/></text:p>
      <text:p text:style-name="P2"><text:span text:style-name="T7">Fournis : logiciel de comptabilité </text:span></text:p>
      <text:p text:style-name="P2"><text:span text:style-name="T7">Référence : J20AKA1</text:span></text:p>
      <text:p text:style-name="P2"><text:span text:style-name="T7"/></text:p>
      <text:p text:style-name="P2"><text:span text:style-name="T7">Date de dernier meeting: le 02/02/15</text:span></text:p>
      <text:p text:style-name="P2"><text:span text:style-name="T8"/></text:p>
      <text:p text:style-name="P2"><text:span text:style-name="T9">Statut de la dernière facture : payée</text:span></text:p>
      <text:p text:style-name="P2"><text:span text:style-name="T10"/></text:p>
      <text:p text:style-name="P2"><text:span text:style-name="T1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